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7542in"/>
    </style:style>
    <style:style style:name="Tabla1.B" style:family="table-column">
      <style:table-column-properties style:column-width="4.1847in"/>
    </style:style>
    <style:style style:name="Tabla1.C" style:family="table-column">
      <style:table-column-properties style:column-width="0.934in"/>
    </style:style>
    <style:style style:name="Tabla1.D" style:family="table-column">
      <style:table-column-properties style:column-width="2.1146in"/>
    </style:style>
    <style:style style:name="Tabla1.E" style:family="table-column">
      <style:table-column-properties style:column-width="1.4417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7542in"/>
    </style:style>
    <style:style style:name="Tabla2.B" style:family="table-column">
      <style:table-column-properties style:column-width="4.1847in"/>
    </style:style>
    <style:style style:name="Tabla2.C" style:family="table-column">
      <style:table-column-properties style:column-width="0.934in"/>
    </style:style>
    <style:style style:name="Tabla2.D" style:family="table-column">
      <style:table-column-properties style:column-width="2.1146in"/>
    </style:style>
    <style:style style:name="Tabla2.E" style:family="table-column">
      <style:table-column-properties style:column-width="1.4417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51050c" officeooo:paragraph-rsid="00059831" style:font-size-asian="9pt" style:font-size-complex="9pt"/>
    </style:style>
    <style:style style:name="P3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Ubuntu Condensed" fo:font-size="10pt" officeooo:rsid="002c8f22" officeooo:paragraph-rsid="00059831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Ubuntu Condensed" fo:font-size="10pt" officeooo:rsid="005b9ca2" officeooo:paragraph-rsid="0010c252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059831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1a43a9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Ubuntu Condensed" fo:font-size="10pt" officeooo:rsid="000e29bf" officeooo:paragraph-rsid="0010c252" style:font-size-asian="10pt" style:font-size-complex="10pt"/>
    </style:style>
    <style:style style:name="P10" style:family="paragraph" style:parent-style-name="terp_5f_default_5f_8">
      <style:text-properties style:font-name="Ubuntu Condensed" officeooo:rsid="0001f3b0" officeooo:paragraph-rsid="00059831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fo:font-weight="normal" officeooo:rsid="001be18c" officeooo:paragraph-rsid="00059831" style:font-name-asian="Bitstream Vera Sans" style:font-size-asian="9pt" style:font-weight-asian="normal" style:font-name-complex="Bitstream Vera Sans" style:font-size-complex="9pt" style:font-weight-complex="normal"/>
    </style:style>
    <style:style style:name="P12" style:family="paragraph" style:parent-style-name="Standard">
      <style:text-properties style:font-name="Ubuntu Condensed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Ubuntu Condensed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67d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ptivating Cuba</text:p>
      <text:p text:style-name="P1">Transfers Repor<text:span text:style-name="T1">t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2">Date</text:p>
          </table:table-cell>
          <table:table-cell table:style-name="Tabla1.A1" office:value-type="string">
            <text:p text:style-name="P12">Transfer</text:p>
          </table:table-cell>
          <table:table-cell table:style-name="Tabla1.A1" office:value-type="string">
            <text:p text:style-name="P12">Confirmation</text:p>
          </table:table-cell>
          <table:table-cell table:style-name="Tabla1.A1" office:value-type="string">
            <text:p text:style-name="P13">Paxs</text:p>
          </table:table-cell>
          <table:table-cell table:style-name="Tabla1.E1" office:value-type="string">
            <text:p text:style-name="P13">Description</text:p>
          </table:table-cell>
        </table:table-row>
      </table:table>
      <text:p text:style-name="P10"><text:text-input text:description="&lt;for each=&quot;o in objects&quot;&gt;">start for objects</text:text-input></text:p>
      <text:p text:style-name="P2"><text:text-input text:description="&lt;if test=&quot;o.sale_context_id.category_id.id == 8&quot;&gt;">start transfer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7"><text:text-input text:description="&lt;o.start_date&gt;">start date</text:text-input></text:p>
          </table:table-cell>
          <table:table-cell table:style-name="Tabla2.A1" office:value-type="string">
            <text:p text:style-name="P8"><text:text-input text:description="&lt;o.product_id.name&gt;">product</text:text-input> </text:p>
            <text:p text:style-name="P8"><text:span text:style-name="T3">(</text:span><text:span text:style-name="T3"><text:text-input text:description="&lt;o.hotel_from&gt;">from</text:text-input></text:span><text:span text:style-name="T3"> → </text:span><text:span text:style-name="T3"><text:text-input text:description="&lt;o.hotel_to&gt;">to</text:text-input></text:span><text:span text:style-name="T3"> )</text:span></text:p>
          </table:table-cell>
          <table:table-cell table:style-name="Tabla2.A1" office:value-type="string">
            <text:p text:style-name="P5"><text:text-input text:description="&lt;o.reservation_number&gt;">confirmation</text:text-input></text:p>
          </table:table-cell>
          <table:table-cell table:style-name="Tabla2.A1" office:value-type="string">
            <text:p text:style-name="P9"><text:text-input text:description="&lt;o.order_id.lead_name&gt;">lead name</text:text-input> <text:span text:style-name="T2">(</text:span><text:span text:style-name="T2"><text:text-input text:description="&lt;o.sale_context_id.paxs&gt;">paxs</text:text-input></text:span><text:span text:style-name="T2">)</text:span></text:p>
          </table:table-cell>
          <table:table-cell table:style-name="Tabla2.E1" office:value-type="string">
            <text:p text:style-name="P6"><text:text-input text:description="&lt;o.transfer_1_vehicle_type_id.name&gt;">type</text:text-input> <text:text-input text:description="&lt;o.transfer_2_guide_id.name&gt;">guide</text:text-input> <text:text-input text:description="&lt;o.transfer_3_confort_id.name&gt;">confort</text:text-input></text:p>
          </table:table-cell>
        </table:table-row>
      </table:table>
      <text:p text:style-name="P11"><text:text-input text:description="&lt;/if&gt;">end transfer</text:text-input></text:p>
      <text:p text:style-name="P4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4-10-08T18:45:42.222961645</dc:date>
    <dc:creator>Yuriq Quintana</dc:creator>
    <meta:editing-duration>PT5H21M2S</meta:editing-duration>
    <meta:editing-cycles>25</meta:editing-cycles>
    <meta:generator>LibreOffice/4.2.6.3$Linux_X86_64 LibreOffice_project/420m0$Build-3</meta:generator>
    <meta:document-statistic meta:table-count="2" meta:image-count="0" meta:object-count="0" meta:page-count="1" meta:paragraph-count="17" meta:word-count="64" meta:character-count="233" meta:non-whitespace-character-count="216"/>
  </office:meta>
</office:document-meta>
</file>